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508" officeooo:paragraph-rsid="00065508"/>
    </style:style>
    <style:style style:name="P2" style:family="paragraph" style:parent-style-name="Standard">
      <style:text-properties officeooo:rsid="00066990" officeooo:paragraph-rsid="00066990"/>
    </style:style>
    <style:style style:name="P3" style:family="paragraph" style:parent-style-name="Standard">
      <style:text-properties officeooo:rsid="000841c1" officeooo:paragraph-rsid="000841c1"/>
    </style:style>
    <style:style style:name="T1" style:family="text">
      <style:text-properties officeooo:rsid="0009b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Display allthe information of the emp table.</text:p>
      <text:p text:style-name="P1">=&gt;select * from emp<text:tab/></text:p>
      <text:p text:style-name="P1"/>
      <text:p text:style-name="P1">2.display unique jobs from emp table</text:p>
      <text:p text:style-name="P1">=&gt;select distinct jobs from emp</text:p>
      <text:p text:style-name="P1"/>
      <text:p text:style-name="P1">3.list the details of the emp in asc order of their salaries.</text:p>
      <text:p text:style-name="P1">=&gt;select * from emp order by sal asc</text:p>
      <text:p text:style-name="P1"/>
      <text:p text:style-name="P1">4.list the details of the emps in asc order of the deptnos and desc of jobs.</text:p>
      <text:p text:style-name="P1">=&gt;select * from emp order by deptno desc,job asc.</text:p>
      <text:p text:style-name="P1"/>
      <text:p text:style-name="P1">5.display all the unique job groups in the descending order</text:p>
      <text:p text:style-name="P1">=&gt;select distinct jobs from emp order by job desc</text:p>
      <text:p text:style-name="P1"/>
      <text:p text:style-name="P1">6.display all the details of the ‘Mgrs’</text:p>
      <text:p text:style-name="P1">=&gt;select * from emp where job=’Manager’</text:p>
      <text:p text:style-name="P1"/>
      <text:p text:style-name="P2">7.List the Emps who joined before 1981.</text:p>
      <text:p text:style-name="P2">=&gt;select hiredate from emp where hiredate&lt;1981</text:p>
      <text:p text:style-name="P2"/>
      <text:p text:style-name="P2">8.List the empno,ename,sal,dailysal of all the employess in the Asc order of annsal.</text:p>
      <text:p text:style-name="P2">=&gt;select empno,ename,job,sal,dailysal=(sal/30),annualsal=(sal*12) from emp order by sal asc;</text:p>
      <text:p text:style-name="P2"/>
      <text:p text:style-name="P3">9.Display the empno,ename,job,hiredate,exp of all mgrs</text:p>
      <text:p text:style-name="P3">=&gt;select empno,ename,job,DateDiff(month,hiredate,GETDATE()) as exp from emp where job='manager';</text:p>
      <text:p text:style-name="P3"/>
      <text:p text:style-name="P3">10.list the empno,ename,sal,exp of emps working for mgr 7839</text:p>
      <text:p text:style-name="P3">=&gt;select empno,ename,sal,DateDiff(month,hiredate,GETDATE()) as exp from emp where <text:span text:style-name="T1">mgr</text:span>=’7839’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31:58.465051385</meta:creation-date>
    <dc:date>2019-06-28T11:04:37.092719588</dc:date>
    <meta:editing-duration>PT1M57S</meta:editing-duration>
    <meta:editing-cycles>1</meta:editing-cycles>
    <meta:document-statistic meta:table-count="0" meta:image-count="0" meta:object-count="0" meta:page-count="1" meta:paragraph-count="20" meta:word-count="165" meta:character-count="1105" meta:non-whitespace-character-count="959"/>
    <meta:generator>LibreOffice/6.0.7.3$Linux_X86_64 LibreOffice_project/00m0$Build-3</meta:generator>
  </office:meta>
</office:document-meta>
</file>